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0.712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0.406cm" fo:padding-top="0.178cm" fo:padding-bottom="0.178cm" fo:padding-left="0.303cm" fo:padding-right="0.303cm"/>
    </style:style>
    <style:style style:name="gr4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none" draw:fill-color="#ffffff" draw:auto-grow-height="true" draw:auto-grow-width="false" fo:max-height="0cm" fo:min-height="0.71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auto-grow-height="true" draw:auto-grow-width="false" fo:max-height="0cm" fo:min-height="1.93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none" draw:opacity="61%" draw:opacity-name="" draw:textarea-horizontal-align="justify" draw:textarea-vertical-align="middle" draw:auto-grow-height="false" fo:min-height="3.454cm" fo:min-width="4.98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608cm" fo:min-width="1.93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608cm" fo:min-width="0.92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608cm" fo:min-width="2.19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opacity="61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lasses essentielles</text:p>
          </draw:text-box>
        </draw:frame>
        <draw:frame draw:style-name="gr1" draw:text-style-name="P1" draw:layer="layout" svg:width="2.918cm" svg:height="1.068cm" svg:x="16.386cm" svg:y="3.556cm">
          <draw:text-box>
            <text:p>Camera</text:p>
          </draw:text-box>
        </draw:frame>
        <draw:frame draw:style-name="gr2" draw:text-style-name="P1" draw:layer="layout" svg:width="5.588cm" svg:height="0.962cm" svg:x="4.318cm" svg:y="3.556cm">
          <draw:text-box>
            <text:p>SceneBaseObject</text:p>
          </draw:text-box>
        </draw:frame>
        <draw:frame draw:style-name="gr3" draw:text-style-name="P1" draw:layer="layout" svg:width="2.032cm" svg:height="1.068cm" svg:x="15.494cm" svg:y="6.298cm">
          <draw:text-box>
            <text:p>RAY</text:p>
          </draw:text-box>
        </draw:frame>
        <draw:frame draw:style-name="gr4" draw:text-style-name="P1" draw:layer="layout" svg:width="4.064cm" svg:height="1.068cm" svg:x="14.732cm" svg:y="9.854cm">
          <draw:text-box>
            <text:p>LightSource</text:p>
          </draw:text-box>
        </draw:frame>
        <draw:frame draw:style-name="gr1" draw:text-style-name="P1" draw:layer="layout" svg:width="2.794cm" svg:height="1.068cm" svg:x="5.588cm" svg:y="5.588cm">
          <draw:text-box>
            <text:p>Texture</text:p>
          </draw:text-box>
        </draw:frame>
        <draw:frame draw:style-name="gr5" draw:text-style-name="P1" draw:layer="layout" svg:width="3.302cm" svg:height="2.286cm" svg:x="5.334cm" svg:y="4.572cm">
          <draw:text-box>
            <text:p>surface</text:p>
          </draw:text-box>
        </draw:frame>
        <draw:custom-shape draw:style-name="gr6" draw:text-style-name="P2" draw:layer="layout" svg:width="5.588cm" svg:height="3.81cm" svg:x="4.318cm" svg:y="3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4cm" svg:height="0.962cm" svg:x="3.302cm" svg:y="8.0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24cm" svg:height="0.962cm" svg:x="9.398cm" svg:y="8.128cm">
          <text:p text:style-name="P4">Pl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794cm" svg:height="0.962cm" svg:x="6.096cm" svg:y="8.083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302cm" svg:height="0.962cm" svg:x="3.302cm" svg:y="8.083cm">
          <draw:text-box>
            <text:p>Sphere</text:p>
          </draw:text-box>
        </draw:frame>
        <draw:frame draw:style-name="gr10" draw:text-style-name="P1" draw:layer="layout" svg:width="2.794cm" svg:height="0.962cm" svg:x="6.096cm" svg:y="8.083cm">
          <draw:text-box>
            <text:p>Triangle</text:p>
          </draw:text-box>
        </draw:frame>
        <draw:line draw:style-name="gr11" draw:text-style-name="P3" draw:layer="layout" svg:x1="9.398cm" svg:y1="7.112cm" svg:x2="9.906cm" svg:y2="8.128cm">
          <text:p/>
        </draw:line>
        <draw:line draw:style-name="gr11" draw:text-style-name="P3" draw:layer="layout" svg:x1="5.08cm" svg:y1="7.112cm" svg:x2="4.572cm" svg:y2="8.022cm">
          <text:p/>
        </draw:line>
        <draw:line draw:style-name="gr12" draw:text-style-name="P3" draw:layer="layout" svg:x1="7.112cm" svg:y1="7.112cm" svg:x2="7.366cm" svg:y2="8.083cm">
          <text:p/>
        </draw:line>
        <draw:line draw:style-name="gr13" draw:text-style-name="P3" draw:layer="layout" svg:x1="18.034cm" svg:y1="4.624cm" svg:x2="16.51cm" svg:y2="6.35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s algorithmes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20:55:34.056857357</meta:creation-date>
    <dc:date>2020-02-10T01:12:55.909684033</dc:date>
    <meta:editing-duration>PT1H25M34S</meta:editing-duration>
    <meta:editing-cycles>1</meta:editing-cycles>
    <meta:document-statistic meta:object-count="48"/>
    <meta:generator>LibreOffice/6.0.7.3$Linux_X86_64 LibreOffice_project/00m0$Build-3</meta:generator>
  </office:meta>
</office:document-meta>
</file>